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3B9031A5EA0FE5D6FC4.png" manifest:media-type="image/png"/>
  <manifest:file-entry manifest:full-path="Pictures/10000001000001DD000000E2980D41055EB65DED.png" manifest:media-type="image/png"/>
  <manifest:file-entry manifest:full-path="Pictures/10000001000003970000017442EE50619E0FCD55.png" manifest:media-type="image/png"/>
  <manifest:file-entry manifest:full-path="Pictures/10000001000001B000000097944DB471A6859061.png" manifest:media-type="image/png"/>
  <manifest:file-entry manifest:full-path="Pictures/10000001000003B3000002AB3F5C5E0168788E69.png" manifest:media-type="image/png"/>
  <manifest:file-entry manifest:full-path="Pictures/1000000100000392000003D136F2E2D2DFBA9138.png" manifest:media-type="image/png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P3" style:family="paragraph" style:parent-style-name="Standard">
      <style:text-properties fo:font-size="22pt" officeooo:rsid="001ff001" officeooo:paragraph-rsid="001ff001" style:font-size-asian="22pt" style:font-size-complex="22pt"/>
    </style:style>
    <style:style style:name="P4" style:family="paragraph" style:parent-style-name="Standard">
      <style:text-properties fo:font-size="22pt" officeooo:rsid="0022a846" officeooo:paragraph-rsid="0022a846" style:font-size-asian="22pt" style:font-size-complex="22pt"/>
    </style:style>
    <style:style style:name="P5" style:family="paragraph" style:parent-style-name="Standard">
      <style:text-properties fo:font-size="22pt" officeooo:rsid="0025a84c" officeooo:paragraph-rsid="0025a84c" style:font-size-asian="22pt" style:font-size-complex="22pt"/>
    </style:style>
    <style:style style:name="P6" style:family="paragraph" style:parent-style-name="Standard">
      <style:text-properties fo:font-size="22pt" officeooo:rsid="0027db11" officeooo:paragraph-rsid="0027db11" style:font-size-asian="22pt" style:font-size-complex="22pt"/>
    </style:style>
    <style:style style:name="T1" style:family="text">
      <style:text-properties officeooo:rsid="0020f332"/>
    </style:style>
    <style:style style:name="T2" style:family="text">
      <style:text-properties officeooo:rsid="0022a846"/>
    </style:style>
    <style:style style:name="T3" style:family="text">
      <style:text-properties officeooo:rsid="00297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2">)</text:span></text:p>
      <text:p text:style-name="P1"><draw:frame draw:style-name="fr1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3">2) <text:s/><text:span text:style-name="T1">It is already indente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3)</text:p>
      <text:p text:style-name="P4"/>
      <text:p text:style-name="P4"/>
      <text:p text:style-name="P4"><draw:frame draw:style-name="fr2" draw:name="Image3" text:anchor-type="char" svg:width="6.9252in" svg:height="7.402in" draw:z-index="2"><draw:image xlink:href="Pictures/1000000100000392000003D136F2E2D2DFBA9138.png" xlink:type="simple" xlink:show="embed" xlink:actuate="onLoad" draw:mime-type="image/png"/></draw:frame></text:p>
      <text:p text:style-name="P4"><text:soft-page-break/>4)</text:p>
      <text:p text:style-name="P4"/>
      <text:p text:style-name="P4"><draw:frame draw:style-name="fr2" draw:name="Image2" text:anchor-type="char" svg:width="6.9252in" svg:height="4.9945in" draw:z-index="1"><draw:image xlink:href="Pictures/10000001000003B3000002AB3F5C5E0168788E69.png" xlink:type="simple" xlink:show="embed" xlink:actuate="onLoad" draw:mime-type="image/png"/></draw:frame><draw:frame draw:style-name="fr1" draw:name="Image4" text:anchor-type="char" svg:x="0.5528in" svg:y="2.8472in" svg:width="4.5in" svg:height="1.5728in" draw:z-index="3"><draw:image xlink:href="Pictures/10000001000001B000000097944DB471A6859061.png" xlink:type="simple" xlink:show="embed" xlink:actuate="onLoad" draw:mime-type="image/png"/></draw:frame></text:p>
      <text:p text:style-name="P4"/>
      <text:p text:style-name="P5">5) </text:p>
      <text:p text:style-name="P5"><draw:frame draw:style-name="fr1" draw:name="Image5" text:anchor-type="char" svg:x="0.1972in" svg:y="0.3953in" svg:width="6.9252in" svg:height="2.8028in" draw:z-index="4"><draw:image xlink:href="Pictures/10000001000003970000017442EE50619E0FCD55.png" xlink:type="simple" xlink:show="embed" xlink:actuate="onLoad" draw:mime-type="image/png"/></draw:frame></text:p>
      <text:p text:style-name="P6"><draw:frame draw:style-name="fr1" draw:name="Image6" text:anchor-type="char" svg:x="1.0366in" svg:y="-0.0272in" svg:width="4.9689in" svg:height="2.3543in" draw:z-index="5"><draw:image xlink:href="Pictures/10000001000001DD000000E2980D41055EB65DED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)</text:p>
      <text:p text:style-name="P6"><draw:frame draw:style-name="fr1" draw:name="Image7" text:anchor-type="char" svg:x="0.0307in" svg:y="0.228in" svg:width="6.9252in" svg:height="7.1654in" draw:z-index="6"><draw:image xlink:href="Pictures/1000000100000399000003B9031A5EA0FE5D6FC4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2:04:10.775182446</dc:date>
    <meta:editing-duration>PT1H4M29S</meta:editing-duration>
    <meta:editing-cycles>8</meta:editing-cycles>
    <meta:generator>LibreOffice/7.3.7.2$Linux_X86_64 LibreOffice_project/30$Build-2</meta:generator>
    <meta:document-statistic meta:table-count="0" meta:image-count="7" meta:object-count="0" meta:page-count="5" meta:paragraph-count="6" meta:word-count="10" meta:character-count="37" meta:non-whitespace-character-count="31"/>
  </office:meta>
</office:document-meta>
</file>